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4.896cm" style:rel-column-width="34011*"/>
    </style:style>
    <style:style style:name="Principal.B" style:family="table-column">
      <style:table-column-properties style:column-width="4.604cm" style:rel-column-width="10511*"/>
    </style:style>
    <style:style style:name="Principal.C" style:family="table-column">
      <style:table-column-properties style:column-width="9.202cm" style:rel-column-width="21013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cm" fo:border-left="2pt solid #808080" fo:border-right="none" fo:border-top="2pt solid #808080" fo:border-bottom="2pt solid #808080"/>
    </style:style>
    <style:style style:name="Principal.B1" style:family="table-cell">
      <style:table-cell-properties style:vertical-align="middle" fo:padding="0cm" fo:border-left="none" fo:border-right="none" fo:border-top="2pt solid #808080" fo:border-bottom="2pt solid #808080"/>
    </style:style>
    <style:style style:name="Principal.C1" style:family="table-cell">
      <style:table-cell-properties style:vertical-align="middle" fo:background-color="transparent" fo:padding="0cm" fo:border-left="none" fo:border-right="2pt solid #808080" fo:border-top="2pt solid #808080" fo:border-bottom="2pt solid #808080" style:writing-mode="page">
        <style:background-image/>
      </style:table-cell-properties>
    </style:style>
    <style:style style:name="Detai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Detail.A" style:family="table-column">
      <style:table-column-properties style:column-width="2.609cm" style:rel-column-width="5956*"/>
    </style:style>
    <style:style style:name="Detail.F" style:family="table-column">
      <style:table-column-properties style:column-width="1.452cm" style:rel-column-width="3314*"/>
    </style:style>
    <style:style style:name="Detail.G" style:family="table-column">
      <style:table-column-properties style:column-width="2.401cm" style:rel-column-width="5481*"/>
    </style:style>
    <style:style style:name="Detail.H" style:family="table-column">
      <style:table-column-properties style:column-width="1.794cm" style:rel-column-width="4095*"/>
    </style:style>
    <style:style style:name="Detail.I" style:family="table-column">
      <style:table-column-properties style:column-width="2.117cm" style:rel-column-width="4832*"/>
    </style:style>
    <style:style style:name="Detail.J" style:family="table-column">
      <style:table-column-properties style:column-width="1.796cm" style:rel-column-width="4099*"/>
    </style:style>
    <style:style style:name="Detail.K" style:family="table-column">
      <style:table-column-properties style:column-width="3.05cm" style:rel-column-width="6963*"/>
    </style:style>
    <style:style style:name="Detail.L" style:family="table-column">
      <style:table-column-properties style:column-width="3.053cm" style:rel-column-width="6971*"/>
    </style:style>
    <style:style style:name="Detail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Detail.L1" style:family="table-cell">
      <style:table-cell-properties style:vertical-align="middle" fo:padding="0.097cm" fo:border="0.75pt solid #000000"/>
    </style:style>
    <style:style style:name="Detail.A2" style:family="table-cell">
      <style:table-cell-properties fo:padding="0.097cm" fo:border="none"/>
    </style:style>
    <style:style style:name="Detail.A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B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C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D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E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F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G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H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I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J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K3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L3" style:family="table-cell">
      <style:table-cell-properties fo:padding="0.097cm" fo:border="0.25pt solid #000000"/>
    </style:style>
    <style:style style:name="Detail.A4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f077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f077c" officeooo:paragraph-rsid="003f077c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1" fo:font-size="10pt" officeooo:paragraph-rsid="001f0624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418ed6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7pt" officeooo:paragraph-rsid="004337a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7pt" officeooo:paragraph-rsid="0036ad8c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fo:font-size="7pt" officeooo:paragraph-rsid="004337aa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7pt" officeooo:paragraph-rsid="0036ad8c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fo:font-size="7pt" officeooo:paragraph-rsid="00572bb4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277e02" officeooo:paragraph-rsid="00277e02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2" style:family="paragraph" style:parent-style-name="Header">
      <style:text-properties style:font-name="Liberation Sans1"/>
    </style:style>
    <style:style style:name="P13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418ed6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d173b" officeooo:paragraph-rsid="004d173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50523b" officeooo:paragraph-rsid="0053cdd7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f10a5" officeooo:paragraph-rsid="00565f2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9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54dcb4" style:font-size-asian="20pt" style:font-weight-asian="bold" style:font-size-complex="20pt" style:font-weight-complex="bold"/>
    </style:style>
    <style:style style:name="T1" style:family="text">
      <style:text-properties fo:language="zxx" fo:country="none" officeooo:rsid="003114dd" style:language-asian="zxx" style:country-asian="none" style:language-complex="zxx" style:country-complex="none"/>
    </style:style>
    <style:style style:name="T2" style:family="text">
      <style:text-properties officeooo:rsid="00568c8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 table:style-name="Principal.1">
          <table:table-cell table:style-name="Principal.A1" office:value-type="string">
            <text:p text:style-name="P20"><text:span text:style-name="T2">PLAN DE ESTUDIO: </text:span><text:placeholder text:placeholder-type="text">&lt;code&gt;</text:placeholder></text:p>
          </table:table-cell>
          <table:table-cell table:style-name="Principal.B1" office:value-type="string">
            <text:p text:style-name="P11">Entries:</text:p>
          </table:table-cell>
          <table:table-cell table:style-name="Principal.C1" office:value-type="string">
            <text:p text:style-name="P19"><text:placeholder text:placeholder-type="text">&lt;entries&gt;</text:placeholder></text:p>
          </table:table-cell>
        </table:table-row>
      </table:table>
      <text:p text:style-name="P14"/>
      <table:table table:name="Detail" table:style-name="Detail">
        <table:table-column table:style-name="Detail.A" table:number-columns-repeated="5"/>
        <table:table-column table:style-name="Detail.F"/>
        <table:table-column table:style-name="Detail.G"/>
        <table:table-column table:style-name="Detail.H"/>
        <table:table-column table:style-name="Detail.I"/>
        <table:table-column table:style-name="Detail.J"/>
        <table:table-column table:style-name="Detail.K"/>
        <table:table-column table:style-name="Detail.L"/>
        <table:table-header-rows>
          <table:table-row>
            <table:table-cell table:style-name="Detail.A1" office:value-type="string">
              <text:p text:style-name="P15">Reception date</text:p>
            </table:table-cell>
            <table:table-cell table:style-name="Detail.A1" office:value-type="string">
              <text:p text:style-name="P5">Application date</text:p>
            </table:table-cell>
            <table:table-cell table:style-name="Detail.A1" office:value-type="string">
              <text:p text:style-name="P5">Sampling date</text:p>
            </table:table-cell>
            <table:table-cell table:style-name="Detail.A1" office:value-type="string">
              <text:p text:style-name="P5">Treatment</text:p>
            </table:table-cell>
            <table:table-cell table:style-name="Detail.A1" office:value-type="string">
              <text:p text:style-name="P15">Dosis</text:p>
            </table:table-cell>
            <table:table-cell table:style-name="Detail.A1" office:value-type="string">
              <text:p text:style-name="P15">Rep.</text:p>
            </table:table-cell>
            <table:table-cell table:style-name="Detail.A1" office:value-type="string">
              <text:p text:style-name="P15">Zone</text:p>
            </table:table-cell>
            <table:table-cell table:style-name="Detail.A1" office:value-type="string">
              <text:p text:style-name="P16">AAD</text:p>
            </table:table-cell>
            <table:table-cell table:style-name="Detail.A1" office:value-type="string">
              <text:p text:style-name="P15">Variety</text:p>
            </table:table-cell>
            <table:table-cell table:style-name="Detail.A1" office:value-type="string">
              <text:p text:style-name="P17">Sample weight (g)</text:p>
            </table:table-cell>
            <table:table-cell table:style-name="Detail.A1" office:value-type="string">
              <text:p text:style-name="P5">Code</text:p>
            </table:table-cell>
            <table:table-cell table:style-name="Detail.L1" office:value-type="string">
              <text:p text:style-name="P18">Label</text:p>
            </table:table-cell>
          </table:table-row>
        </table:table-header-rows>
        <table:table-row>
          <table:table-cell table:style-name="Detail.A2" table:number-columns-spanned="12" office:value-type="string">
            <text:p text:style-name="P4"><text:placeholder text:placeholder-type="text">&lt;for each="fraction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3" office:value-type="string">
            <text:p text:style-name="P6"><text:placeholder text:placeholder-type="text">&lt;format_date(fraction['reception_date'], user.language) if fraction['reception_date'] else ''&gt;</text:placeholder></text:p>
          </table:table-cell>
          <table:table-cell table:style-name="Detail.B3" office:value-type="string">
            <text:p text:style-name="P6"><text:placeholder text:placeholder-type="text">&lt;format_date(fraction['application_date'], user.language) if fraction['application_date'] else ''&gt;</text:placeholder></text:p>
          </table:table-cell>
          <table:table-cell table:style-name="Detail.C3" office:value-type="string">
            <text:p text:style-name="P6"><text:placeholder text:placeholder-type="text">&lt;format_date(fraction['sampling_date'], user.language) if fraction['sampling_date'] else ''&gt;</text:placeholder></text:p>
          </table:table-cell>
          <table:table-cell table:style-name="Detail.D3" office:value-type="string">
            <text:p text:style-name="P9"><text:placeholder text:placeholder-type="text">&lt;fraction['treatment']&gt;</text:placeholder></text:p>
          </table:table-cell>
          <table:table-cell table:style-name="Detail.E3" office:value-type="string">
            <text:p text:style-name="P7"><text:placeholder text:placeholder-type="text">&lt;fraction['dosis']&gt;</text:placeholder></text:p>
          </table:table-cell>
          <table:table-cell table:style-name="Detail.F3" office:value-type="string">
            <text:p text:style-name="P7"><text:placeholder text:placeholder-type="text">&lt;fraction['glp_repetitions']&gt;</text:placeholder></text:p>
          </table:table-cell>
          <table:table-cell table:style-name="Detail.G3" office:value-type="string">
            <text:p text:style-name="P9"><text:placeholder text:placeholder-type="text">&lt;fraction['zone']&gt;</text:placeholder></text:p>
          </table:table-cell>
          <table:table-cell table:style-name="Detail.H3" office:value-type="string">
            <text:p text:style-name="P6"><text:placeholder text:placeholder-type="text">&lt;fraction['after_application_days']&gt;</text:placeholder></text:p>
          </table:table-cell>
          <table:table-cell table:style-name="Detail.I3" office:value-type="string">
            <text:p text:style-name="P8"><text:placeholder text:placeholder-type="text">&lt;fraction['variety']&gt;</text:placeholder></text:p>
          </table:table-cell>
          <table:table-cell table:style-name="Detail.J3" office:value-type="string">
            <text:p text:style-name="P6"><text:placeholder text:placeholder-type="text">&lt;fraction['sample_weight']&gt;</text:placeholder></text:p>
          </table:table-cell>
          <table:table-cell table:style-name="Detail.K3" office:value-type="string">
            <text:p text:style-name="P8"><text:placeholder text:placeholder-type="text">&lt;fraction['number']&gt;</text:placeholder></text:p>
          </table:table-cell>
          <table:table-cell table:style-name="Detail.L3" office:value-type="string">
            <text:p text:style-name="P10"><text:placeholder text:placeholder-type="text">&lt;fraction['label']&gt;</text:placeholder></text:p>
          </table:table-cell>
        </table:table-row>
        <table:table-row>
          <table:table-cell table:style-name="Detail.A4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f077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f077c" officeooo:paragraph-rsid="003f077c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MT1" style:family="text">
      <style:text-properties fo:language="zxx" fo:country="none" officeooo:rsid="003114dd" style:language-asian="zxx" style:country-asian="none" style:language-complex="zxx" style:country-complex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Test elements received</text:p>
            </table:table-cell>
            <table:table-cell office:value-type="string">
              <text:p text:style-name="MP3">Table 2</text:p>
            </table:table-cell>
          </table:table-row>
        </table:table>
        <text:p text:style-name="MP4"/>
      </style:header>
      <style:footer>
        <text:p text:style-name="MP5"><text:span text:style-name="MT1"><text:tab/></text:span><text:tab/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5.4.1.2.0$Linux_X86_64 LibreOffice_project/40m0$Build-2</meta:generator>
    <meta:document-statistic meta:table-count="3" meta:image-count="0" meta:object-count="0" meta:page-count="1" meta:paragraph-count="32" meta:word-count="62" meta:character-count="715" meta:non-whitespace-character-count="683"/>
    <meta:user-defined meta:name="Info 1"/>
    <meta:user-defined meta:name="Info 2"/>
    <meta:user-defined meta:name="Info 3"/>
    <meta:user-defined meta:name="Info 4"/>
  </office:meta>
</office:document-meta>
</file>